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color="#0000ff"/>
    </style:style>
    <style:style style:name="T2" style:family="text">
      <style:text-properties fo:color="#0000ff" fo:font-weight="bold"/>
    </style:style>
    <style:style style:name="T3" style:family="text">
      <style:text-properties fo:color="#ff0000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‘Is it a direct threat? I’m not sure it’s even a veiled threat’</text:span></text:p>
      <text:p text:style-name="Text_20_body">(CBS News) – Police in Fairfield, Connecticut, are investigating the discovery of two dead skunks with a sign reading “Obama Stinks.”</text:p>
      <text:p text:style-name="Text_20_body">One skunk had string wrapped around its neck and was nailed to a telephone pole, while the other was found at the base. The sign with the anti-Obama message was attached to the pole and also had an American flag with a hammer and sickle in place of the stars.</text:p>
      <text:p text:style-name="Text_20_body">A woman who noticed the dead animals called Fairfield police at 8:40 Tuesday morning.</text:p>
      <text:p text:style-name="Text_20_body">Fairfield Police Lt. James Perez said authorities aren’t sure what to make of the sign.</text:p>
      <text:p text:style-name="Text_20_body">“Is it a direct threat? I’m not sure it’s even a veiled threat. We really don’t know what it is at this point,” Perez told WCBS 880’s Alex Silverman.</text:p>
      <text:p text:style-name="Text_20_body">However, it does seem to be clear case of animal cruelty, Silverman reported.</text:p>
      <text:p text:style-name="Text_20_body">“In this day and age with so many people leading complex lives, it’s silly that you would have someone make such a bold statement using a defenseless animal,” Perez said.</text:p>
      <text:p text:style-name="Text_20_body">Anyone with information that may be helpful is urged to contact police or animal control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6T15:31:21.255000000</meta:creation-date>
    <dc:date>2015-04-06T15:31:31.668000000</dc:date>
    <meta:editing-duration>PT10S</meta:editing-duration>
    <meta:editing-cycles>1</meta:editing-cycles>
    <meta:document-statistic meta:table-count="0" meta:image-count="0" meta:object-count="0" meta:page-count="1" meta:paragraph-count="9" meta:word-count="199" meta:character-count="1112" meta:non-whitespace-character-count="921"/>
    <meta:generator>LibreOffice/4.3.6.2$Windows_x86 LibreOffice_project/d50a87b2e514536ed401c18000dad4660b6a169e</meta:generator>
  </office:meta>
</office:document-meta>
</file>